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style:style>
    <style:style style:name="P2" style:family="paragraph" style:parent-style-name="Standard">
      <style:paragraph-properties fo:line-height="200%"/>
      <style:text-properties style:font-name="Monac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ietzsche said that is if man had assumed his own innocence he would've been a god. <text:s/>Now without innocence, inconsolable, walking the earth, fearing thunderous moments. <text:s/>Searching for ourselves in each other.</text:p>
      <text:p text:style-name="P1"><text:tab/>The black Buick struck Cord broad side. A mall, a highway on ramp several s.o.bs taking great delight while wreaking as much havoc</text:p>
      <text:p text:style-name="P1">as possible only moments before had him pinned. He could see—although obviously, not the black Buick. Conspiratorial slurring <text:s/>was it some son-a-bitch is alway trying to beat you somewhere. Tidal traffic, rushing rats, if you tried to rise above it stay calm they were on your ass, then speeding up cutting you off, hitting the brakes until you'd enough and were drawn right back in. <text:s/>Their hate, now your hate, their madness, now yours. </text:p>
      <text:p text:style-name="P1"><text:s/><text:tab/>Cord locked the doors. A cigarette beaten face peered through the drivers window brandishing an iron bar. The arm rose the fallen</text:p>
      <text:p text:style-name="P1">bar sweating at the manic's side. <text:s/>Cord felt large yellowed fingers gripping preparing for the blow.</text:p>
      <text:p text:style-name="P1"><text:tab/>The canister was shivering. He was floating up, up, boom. <text:s/>The metallic drop. <text:s/>Buddy are you coming with me or getting out. <text:s/>He fallen asleep, cold stiff, unable to feel his legs, disembodied voice</text:p>
      <text:p text:style-name="P1"><text:tab/>“You'er lucky pal don't usually check.” The cross-eyed bald head<text:soft-page-break/><text:tab/> </text:p>
      <text:p text:style-name="P1">grease smeare peered.</text:p>
      <text:p text:style-name="P1"><text:tab/>“Rough night huh? We've all had them”. <text:s/>Cord legs barely held his weight the large BFI truck pincers grip, rattling clanging the the mattress the a huge echoing bits of paper debris feeling the severity of the counter. Cord stumbled caught himself twisted an ankle just managing to shove his knuckles between his head and the coarse brick wall. <text:s/>Fucking Jesus he bleated moments before the swirling air drone barked out it's metallic warning. <text:s/>Halt running is a felony. The drone following a few feet from his head didn't follow him inside. They'd tried that trick before an easy target for a baseball bat or anything else which might uncover the real feelings of the constantly observed, Soon their would be a dozen cars blocking all possible means of escape. “Stop and drop” the voice punctuating the siren piercing siren. </text:p>
      <text:p text:style-name="P1"><text:tab/>Cord kicked at a flimsy screen door the lock giving crashing inward A young Asian large brown eyes peering movement suggested a door half hidden behind plastic grease buckets. Slipping in a slip shod skating attempt prying the door just enough, squeezing into the darkness. Halfway down he knew the switch must be at the top of the stairs. Loud voices barked out. <text:s/></text:p>
      <text:p text:style-name="P1"><text:soft-page-break/>Cord sighted a door. Closed doors on the end of each room suggested some kind a escape route after several doors across the soft earthen floor climbing some stair finding a fire escape from the behind a counter upon which half a half eaten yellow smeared plate. <text:s/></text:p>
      <text:p text:style-name="P1"><text:tab/>Everybody was a terrorist. <text:s/>Meek brain dead people living out coldly calculated fear trances which only a few feet from his head. Cord wasn't sure which nightmare he was in. <text:s text:c="3"/>between himself and the wall. <text:s/>Preferring the nightmare to </text:p>
      <text:p text:style-name="P1"/>
      <text:p text:style-name="P1"><text:tab/>That which enters the body never completely leaves. Innocenec, most closely our darker natures. <text:s/>The fact we must be drawn into the light, the we are forced to into our mirrored natures in the gaze of the other.</text:p>
      <text:p text:style-name="P1"><text:tab/>Slick, street, sheen, stealth then dimmed lights. Beyond the rampart screaming. <text:s/>Cord strained toward almost <text:s text:c="2"/>between Cord He froze. An other betrayal. When the fuck did it end. He needed a smoke. Inside the torn lining <text:s text:c="3"/>never trouble on this street. <text:s/>The thought she might be involved. <text:s/>A thousand reasons jostling for position. Crows never shot woman not at first anyway. Parking lights hidden,revealed I dared a Kilroy several</text:p>
      <text:p text:style-name="P1">darken hulks sloughed peering toward an amorphous mass. <text:s/>They weren't <text:soft-page-break/>fleeing. <text:s/>Usually They just left body where it was. Not in this neighbour. <text:s/>All the reason more in this neighbourhood. <text:s/>I shouldn't be here. <text:s/>Rule number one don't panic stay put. <text:s/>Stay away for at least 24 hours. <text:s/>Do not bring them here. <text:s/>Trouble with life is it's never just about you. Perhaps the smoke behind the vehicle was her, she the former renter of the corpse. “It's your mess clean it up” did not leave. Was I willing to bet my life on it no! Drawing closer to the floor</text:p>
      <text:p text:style-name="P1">d been a betting Suppressing the urge to flee I waited like all the others who should've been somewhere else. <text:s/>Great</text:p>
      <text:p text:style-name="P1">epitaph. Waking rain rattled the screen some trickling running down.</text:p>
      <text:p text:style-name="P1"><text:tab/>I'd had a bad feeling about here tonight. <text:s/>At any moment size twelve pattened leather boots could kick the door in and they accuse of just about anything then extract a confession. <text:s/>Just being here</text:p>
      <text:p text:style-name="P1"/>
      <text:p text:style-name="P1"><text:tab/>She'd hadn't surprising because it's her place for a horrifying moment I wondered if perhaps the shots had been for her. <text:s/>Usually bodies lay in the gutter till noon the next day inert for all to see</text:p>
      <text:p text:style-name="P1">it made you sick. <text:s/>The crows always knew cawing shooed away hoping sideways rope-a-dope outside of reach. It wasn't long before we began to call them the crows. <text:s/>Initially it was the sheer disrespect of <text:soft-page-break/>even any kind of engagement with these untucked, unshaven, rabble of miscreants. <text:s/>It you'd met one of these people—sans uniform—on the sidewalk you'd cross the street. Now here they were spitting in your face eyes locked seeking shadowy shapes defiance assumes the mind. <text:s/>That was the first wave of crows <text:s text:c="2"/>After curfew anyone was fair game. <text:s/>Hell, so many deaths only the number got discussed as if it were some kind of a barometer of acceptance, acquiescence like what ever it was that they were selling was being <text:s/>bought wouldn't even be discussed. <text:s/>Until we got it through our thick sculls curfew meant curfew these senseless killings</text:p>
      <text:p text:style-name="P1">would continues. <text:s/>Why should I put my men at risk. If a character even appears they may possess a weapon they must be put down. <text:s/>It was the god damned resistance as usual making life difficult for everyone. <text:s/>For christ's sakes I wished they just let us try to assume</text:p>
      <text:p text:style-name="P1">some kind of normalcy. <text:s/>These people can't be beat. <text:s/>Fly below the radar not too fervent not fervent enough. <text:s/>Best to assume an appearance of dutiful confusion. <text:s/></text:p>
      <text:p text:style-name="P1"><text:tab/>Perhaps they had her right now torturing her tapping into to all her little secrets. Assuming answers she'd wouldn't have. <text:s/>She wasn't part of this. <text:s/>I never wanted to come here. <text:s/>I'd begged her not then she begged soft brown eyes tearing stinking breathe <text:s/>Shit there would <text:soft-page-break/>be nothing to tell. <text:s/>She could only sell me. <text:s/>Her life or mine. <text:s/>If I was there...</text:p>
      <text:p text:style-name="P1"><text:tab/>I felt sick. For a moment I thought I was going to puke. Afraid to move I tried to pick a spot. <text:s/>It passed I'd been denied even the</text:p>
      <text:p text:style-name="P1">simplest of emetic pleasure.</text:p>
      <text:p text:style-name="P1"><text:tab/>Cassandra warned me against relationships with outsiders even</text:p>
      <text:p text:style-name="P1">threatening to drum me out of the service. <text:s/>I knew he couldn't. <text:s/>He need to kill me. <text:s/>Even Cassy's ruthless heart couldn't divulge that much. between my. To fear was to be a slave. <text:s/>How else like the shadow of the whip does an invisible master of dubious credentials hold any sway. <text:s/>Boots Upon the oval coffee and tawny throw adjacent to the dining room table in a three function room. <text:s/>Beneath the sound why had any one succumbed to. Every breath an intercession they could be seduced by absolute obedience. <text:s/>The most authentic of emotions, the most authentic of relationships slave,master.</text:p>
      <text:p text:style-name="P1"><text:tab/>There'd been a time earlier on. <text:s/>A time for actions. After, now</text:p>
      <text:p text:style-name="P1">in humanity's twilight I've come to realize even now the vestiage hope to struggle, while we find ourselves rounded up daily even some of our most stalwart adherences broken men. </text:p>
      <text:p text:style-name="P1"><text:tab/>Predawn light awoke me to my omission. <text:s/>I broken the strictest of the rules never fall asleep on watch. <text:s/>Techniquely however it had <text:soft-page-break/>not been a watch but a vigil my worst fears comfirmed she'd not returned. <text:s/>Cassy's point remained the other side would shot shirkers</text:p>
      <text:p text:style-name="P1">as the worst of the worst whole units had been lost while mens. I sleepy why Mcgill having perhaps spend the night answersing questions concerning my where abouts. I could not be more despondent or broken.</text:p>
      <text:p text:style-name="P1">Where the hell was she my despair soon giving way to anger. I needed to contact but I couldn't risk. <text:s/>I didn't want Casper sending out a search party while I lay hear deep in the lap of luxury. </text:p>
      <text:p text:style-name="P1"><text:tab/>The street was empty although the curfew was 6 to 6 it was rarely enforced before midnight unless somebody was trying to make a point. The body from the previous evening removed leaving behind a chalkout line. Stirring from behind I froze never return to an eventful scene.</text:p>
      <text:p text:style-name="P1"><text:tab/>“Out a little earlier are we may I see some id.” Heavily muscles</text:p>
      <text:p text:style-name="P1">bulging from benath the standard issue black turtle Golden ISO logo.</text:p>
      <text:p text:style-name="P1">With moments a black Chev was inching it's way from the opposite direction these guys loved a runner. Making the prefunctory patting gestures he and I both knew I didn't have papers. His hand slid toward his sidearm. I bolted! The black car engine turbo whined. Running directly at the vehicle my left foot grazing to center of the hood up and over. Left, right, grabbing on the fire stairs clamouring</text:p>
      <text:p text:style-name="P1"><text:soft-page-break/>I heard the shot the feeling the bullet graze my upper right arm. Shit now I couldn't go back to the Mcgills apartment nor could I return to the encampment. <text:s/>The chase seemingly ended as soon as it began. <text:s/>There was noway I could have gotten away. <text:s/>Hell I don't even know why I'd run. <text:s/>Casper would move camp. <text:s/>That's why he ran the show ruthless precision. <text:s/>I broken just about every rule in the book.</text:p>
      <text:p text:style-name="P1">Getting involved. Returning to a hotspot now I was the hotspot a fugitive noway out.</text:p>
      <text:p text:style-name="P1"><text:tab/>Sometimes seemlingly small details can a vast impact on one's</text:p>
      <text:p text:style-name="P1">survival. <text:s/>That is if one wants to survive. <text:s/>I wasn't. <text:s/>After eighteen hours in a dumpster freezing to death no food—it was a textile dumpster some kind on synthetic with few if any thermal properites. <text:s/>Here was the dilemma if they let me go they were tracking me which met I could only lead them astray. <text:s/>How long would it take before they figured out I really had no place to go. Apprehend me utilizing a more direct approach, having never been tortured I was sure I wouldn't <text:s/>last five minutes lets alone the five</text:p>
      <text:p text:style-name="P1">months Casper'd endured. <text:s/>His lightless captivety having left him with an extreme light sensitivity that and the fact he probably had a miniature gps unit installed met we could never meet him. <text:s/>Nobody really knew for sure if it was the case but Casper stuck to his guns.</text:p>
      <text:p text:style-name="P1"><text:soft-page-break/>Here I was weak and pitiful cowering I wanted to die and if I hadn't </text:p>
      <text:p text:style-name="P1">lost the capsule we been issued I probably would've taken it. <text:s/>The reason I joined the “resistance because abuses of authority, now here </text:p>
      <text:p text:style-name="P1">McGill life my life perhaps the lives of others all because I though</text:p>
      <text:p text:style-name="P1">I knew better. <text:s/>Those on the run generally had short live spans as it was. <text:s/>Not for difference but rather because I couldn't stand the fact</text:p>
      <text:p text:style-name="P1">the wool had been pulled over eyes and I wanted to get even. </text:p>
      <text:p text:style-name="P1"><text:tab/>During the first training session that idea had been debunked.</text:p>
      <text:p text:style-name="P1"><text:tab/>“Most of you wouldn't even survive a week, the few remaining</text:p>
      <text:p text:style-name="P1">will comprise the group serving only to be <text:s/>mild annoyance something</text:p>
      <text:p text:style-name="P1">like coffee a couple of degrees too cold or something of that sort.”</text:p>
      <text:p text:style-name="P1">It had been rumoured many had been sent out on suicide missions the sole reason to be distraction. For the real adventure even the most successful missions amounting to slight explosions, or foiled attempts at disruption. <text:s/>The officials news sites serving only to up <text:s/>or down play news. <text:s/>Keep everyone on an even keel till it was time not too </text:p>
      <text:p text:style-name="P1"><text:s text:c="2"/>Early on I'd been culled from a group told to remain behind Casper having something else in mind for me. I never saw any of those people again. The other problem with the new recruits being which ones would crack—my personal observation was that all of them would crack just a <text:soft-page-break/>matter of time. Sometimes time is all we have the only way some of us can be of any use at all. <text:s/>Delay</text:p>
      <text:p text:style-name="P1">distract how many people would have joined if their hunger or alientation or anger hadn't drive them into the resistance. <text:s/>They ideologues were few it would take years for one to have developed enough emotional commitment to the understanding to be willing to give up a life for a cause. <text:s/></text:p>
      <text:p text:style-name="P1"><text:tab/>I become used to hunger no big it was this the inertia or fear or what ever you might call it keeping me pinned. Not feeling by legs. <text:s/>Needing some kind of plan. <text:s/>I spend most of the day between wakefulness night, day it was all one. <text:s/>From time to time whirling drones hovered recording readings comparing data. <text:s/>It was all in the manual they'd given me 3 months into the training. <text:s/>Drones data collection collecting data on the data collector the likely hood certains drones at certain intervals changed patterns. <text:s/>Sometimes foot patrols accompanied the drones checking the data. This how we got our weapons. <text:s/>Of course after an ambush all hell would breaks loose drones half tracks if you were anywhere within a ten mile radius that was it you were gone. <text:s/>But we never were. Once the Malthusian doctrines implementation had become apparent people flocked in droves making it plain to. <text:s/>For them it was too late the <text:soft-page-break/>chips having already been implanted all they could do was wonder why little Johnny didn't come home for supper. <text:s/>Everyone was to be considered an enemy mens or actus it didn't matter.</text:p>
      <text:p text:style-name="P1"><text:tab/>I was drawn to McGill. <text:s/>She showed up one day. <text:s/>She didn't stick around</text:p>
      <text:p text:style-name="P1"><text:tab/>It is not the taking nor taxes nor the but the fact that, that which we are is base, then further debased </text:p>
      <text:p text:style-name="P1"/>
      <text:p text:style-name="P1"><text:tab/>If you were to ask how I ended up here. <text:s/>Face down in trash bin</text:p>
      <text:p text:style-name="P1">surrounded by hovering mechanical locusts. <text:s/>The simplest answer might involve some sort of ill spent youth, drugs, a girl etc. My question to you might be how come I am here alone. How was it that civilization was stolen from right beneath our collective noses without so much as a whimper of complaint from the silent majority. <text:s/>Look at you year after year of degradation financial loses you just stood and took it, at least I tried to do something. <text:s/>In the great lonelinesses which now were commonplace conversations in which Eric had set himself up in both roles occurred more frequently. <text:s/>Each zone having it's own pace rhythm as you will. Eric would hours on end sometimes half his body wet was abetting uncompleted eave. <text:s/>It these world one must image all three dimensions. <text:s/>Most threats arrived <text:soft-page-break/>silently left just as silently followed by a complete crow assault. <text:s/>Every assaults a psyop. <text:s/>The future detainee's experience began as soon as his whereabouts were ascertained. <text:s/>To return to Casper's merry band of outcast after incarceration was sucidal it just happened. <text:s/>The convergence of three irregular plains didn't guarantee safety <text:s/>nothing. <text:s/>Squatting three hours with a rugadized lapness <text:s/>entering drone sightings into a spread sheet suggested nothing either. The fact remained I was in a restricted area recording the comings and going of sentinel droids. <text:s/>My personal thought being was</text:p>
      <text:p text:style-name="P1">that for the most part nobody really gave a shit about here, this city this area. <text:s/>Soon death diease the roving bands bands of maranding mercernaries licenes under the nudge, nudge, wink, wink plan would take care of any would be sabatuers. <text:s/>Among their number <text:s/>cannibals and sexual deviants of all stripes. <text:s/>Most of these people in any sane civilization would've excuted or thrown deep into prisono</text:p>
      <text:p text:style-name="P1">ISO considered there freedom to be part of it's internal security the only restriction being all children were to surrendered for a 100000 dr reward. Lots of these guys were ex-military brought to subdue the population the nastier the better. After the job was completed like the rest of they were just dropped instructed RTUed then told their services were no longer necessary. <text:s/>However they didn't just go away</text:p>
      <text:p text:style-name="P1"><text:soft-page-break/>some started their little insurrections other were much more dangerous having detailed information con</text:p>
      <text:p text:style-name="P1">offically any area beyond the the civilian residents were deemed no man's land not that it wasn't patrolled but rather there were no reports files. <text:s/>Found here summary execution the logs and the ravens cleaning up the rest. <text:s/>Strict rule all contraband which was anything the area managers might ascribe value to must be turned forget the report just hand over the booty. Absolute don't hold any thing fucking back.</text:p>
      <text:p text:style-name="P1"><text:tab/>The prospect of spending the night in another dumpster or rat infested building with starving people. <text:s/>Cord thoughts of leaving the city were just that thoughts besides trading one brand of filth for another wouldn't be worth the risk. </text:p>
      <text:p text:style-name="P1"><text:tab/>Even if Cord reached the edge there was the danger he could be blow to bits. <text:s/>The urban renewal plan was really just part of the mass migration of peoples which was occurring all over the continent.</text:p>
      <text:p text:style-name="P1">A well orchestrated plan to reduce the population once usefulness was</text:p>
      <text:p text:style-name="P1">exhausted. People had been warned of this daily. <text:s/>Not realizing the hand which fed them also culled them. <text:s/>Faceless methodical their submission assumed in advance former prison contractors now imprisoned themselves each group wondering how it might have <text:soft-page-break/>precluding this. <text:s/></text:p>
      <text:p text:style-name="P1"><text:tab/>Returning at least now was out of the question. <text:s/>Cord imagined Murphy's calculating grimace the small vein dancing on his left temple while he slowly dissolved any feeling he held for the man in front. <text:s/>Cord knew one way or another he be dead inside a month. <text:s/>A dirty mission or maybe just a bullet behind the ear. <text:s/>It all depended on which message they'd be trying to convey to the newest recruits. <text:s/>Perhaps the ones which might been accompanying him on the next “hot mission”. Sometimes in seemed it didn't matter which side you were on</text:p>
      <text:p text:style-name="P1">the only constant being death. <text:s/>The politics of the one you'er about to kneel before <text:line-break/></text:p>
      <text:p text:style-name="P1"><text:s text:c="2"/></text:p>
      <text:p text:style-name="P1"><text:s text:c="6"/><text:tab/></text:p>
      <text:p text:style-name="P1"><text:tab/></text:p>
      <text:p text:style-name="P1"/>
      <text:p text:style-name="P1"/>
      <text:p text:style-name="P1"><text:tab/></text:p>
      <text:p text:style-name="P1"/>
      <text:p text:style-name="P1"><text:s text:c="2"/></text:p>
      <text:p text:style-name="P1"/>
      <text:p text:style-name="P1"><text:soft-page-break/><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1-27T23:45:55</meta:creation-date>
    <dc:date>2011-12-13T18:18:54</dc:date>
    <dc:creator>Fred Hudson</dc:creator>
    <meta:editing-duration>P7DT1H45M21S</meta:editing-duration>
    <meta:editing-cycles>11</meta:editing-cycles>
    <meta:generator>OpenOffice.org/3.3$Unix OpenOffice.org_project/330m20$Build-9567</meta:generator>
    <meta:document-statistic meta:table-count="0" meta:image-count="0" meta:object-count="0" meta:page-count="15" meta:paragraph-count="74" meta:word-count="3049" meta:character-count="17486"/>
  </office:meta>
</office:document-meta>
</file>